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1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1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0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0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0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9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9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66" calcext:value-type="float">
            <text:p>64.2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9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9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6688" calcext:value-type="float">
            <text:p>63.4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9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8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3504" calcext:value-type="float">
            <text:p>65.3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7744" calcext:value-type="float">
            <text:p>65.0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7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0696" calcext:value-type="float">
            <text:p>63.4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7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2016" calcext:value-type="float">
            <text:p>62.6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7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4848" calcext:value-type="float">
            <text:p>63.9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7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6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5968" calcext:value-type="float">
            <text:p>61.4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6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6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3904" calcext:value-type="float">
            <text:p>53.3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6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3488" calcext:value-type="float">
            <text:p>53.0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5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5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5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5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124" calcext:value-type="float">
            <text:p>51.8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1</text:p>
          </table:table-cell>
          <table:table-cell office:value-type="string" calcext:value-type="string">
            <text:p>TWDB:0662101</text:p>
          </table:table-cell>
          <table:table-cell office:value-type="string" calcext:value-type="string">
            <text:p>195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